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55">
            <text:p>35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390">
            <text:p>15390</text:p>
          </table:table-cell>
          <table:table-cell table:style-name="ce22" office:value-type="float" office:value="3002">
            <text:p>300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77">
            <text:p>1577</text:p>
          </table:table-cell>
          <table:table-cell table:style-name="ce22" office:value-type="float" office:value="618">
            <text:p>6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927">
            <text:p>8927</text:p>
          </table:table-cell>
          <table:table-cell table:style-name="ce22" office:value-type="float" office:value="2331">
            <text:p>23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72">
            <text:p>1672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76">
            <text:p>1676</text:p>
          </table:table-cell>
          <table:table-cell table:style-name="ce22" office:value-type="float" office:value="849">
            <text:p>84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167">
            <text:p>12167</text:p>
          </table:table-cell>
          <table:table-cell table:style-name="ce22" office:value-type="float" office:value="1443">
            <text:p>144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351">
            <text:p>35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627">
            <text:p>49627</text:p>
          </table:table-cell>
          <table:table-cell table:style-name="ce22" office:value-type="float" office:value="9767">
            <text:p>97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307">
            <text:p>430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43">
            <text:p>1743</text:p>
          </table:table-cell>
          <table:table-cell table:style-name="ce22" office:value-type="float" office:value="1081">
            <text:p>108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31">
            <text:p>15531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87">
            <text:p>10887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27">
            <text:p>2127</text:p>
          </table:table-cell>
          <table:table-cell table:style-name="ce22" office:value-type="float" office:value="764">
            <text:p>76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66">
            <text:p>266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03">
            <text:p>2403</text:p>
          </table:table-cell>
          <table:table-cell table:style-name="ce22" office:value-type="float" office:value="424">
            <text:p>42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225">
            <text:p>38225</text:p>
          </table:table-cell>
          <table:table-cell table:style-name="ce22" office:value-type="float" office:value="2791">
            <text:p>279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891">
            <text:p>75891</text:p>
          </table:table-cell>
          <table:table-cell table:style-name="ce22" office:value-type="float" office:value="8687">
            <text:p>86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5518">
            <text:p>125518</text:p>
          </table:table-cell>
          <table:table-cell table:style-name="ce22" office:value-type="float" office:value="18454">
            <text:p>184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